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2000003C4690DD446.png"/>
  <manifest:file-entry manifest:media-type="image/png" manifest:full-path="Pictures/10000201000002C9000003BD3CC6B8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49cm" draw:z-index="0"><draw:image xlink:href="Pictures/10000201000002B2000003C4690DD44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16cm" draw:z-index="1"><draw:image xlink:href="Pictures/10000201000002C9000003BD3CC6B84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4</meta:editing-cycles>
    <meta:generator>OpenOffice/4.1.3$Win32 OpenOffice.org_project/413m1$Build-9783</meta:generator>
    <dc:date>2018-01-20T16:27:48.39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